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yModu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8099" number:language="ru" number:country="RU">
      <number:boolean/>
    </number:boolean-style>
    <style:style style:name="ce1" style:family="table-cell" style:parent-style-name="Default" style:data-style-name="N8099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8106">
      <style:table-cell-properties fo:border="0.002cm solid #000000"/>
    </style:style>
    <style:style style:name="gr1" style:family="graphic">
      <style:graphic-properties draw:textarea-vertical-align="middle"/>
    </style:style>
    <style:style style:name="gr2" style:family="graphic">
      <style:graphic-properties draw:textarea-vertical-align="middle" fo:background-color="#5ebcd9"/>
    </style:style>
    <style:style style:name="P1" style:family="paragraph">
      <style:paragraph-properties fo:text-align="start"/>
      <style:text-properties style:text-line-through-style="none" fo:font-style="normal" style:text-underline-style="none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checkbox form:name="Флажок 1" form:control-implementation="ooo:com.sun.star.form.component.CheckBox" xml:id="control1" form:id="control1" form:label="Срочная доставка" form:tab-index="6" form:linked-cell="Sheet2.G1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listbox form:name="Список 1" form:control-implementation="ooo:com.sun.star.form.component.ListBox" xml:id="control2" form:id="control2" form:dropdown="true" form:size="20" form:tab-index="5" form:bound-column="1" form:source-cell-range="Sheet2.B3:Sheet2.B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text form:name="Текстовое поле 1" form:control-implementation="ooo:com.sun.star.form.component.TextField" xml:id="control3" form:id="control3" form:tab-index="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Текстовое поле 2" form:control-implementation="ooo:com.sun.star.form.component.TextField" xml:id="control4" form:id="control4" form:tab-index="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Текстовое поле 3" form:control-implementation="ooo:com.sun.star.form.component.TextField" xml:id="control5" form:id="control5" form:tab-index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radio form:name="Переключатель 1" form:control-implementation="ooo:com.sun.star.form.component.RadioButton" xml:id="control6" form:id="control6" form:label="Готовая" form:tab-index="4" form:linked-cell="Sheet2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button form:name="Кнопка 1" form:control-implementation="ooo:com.sun.star.form.component.CommandButton" xml:id="control7" form:id="control7" form:label="Очистить форму" form:button-type="rese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Переключатель 1" form:control-implementation="ooo:com.sun.star.form.component.RadioButton" xml:id="control8" form:id="control8" form:label="Полуфабрикат" form:linked-cell="Sheet2.H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Сегодня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 table:number-columns-spanned="4" table:number-rows-spanned="1">
            <text:p>Заказ на доставку пиццы №</text:p>
          </table:table-cell>
          <table:covered-table-cell table:number-columns-repeated="3"/>
          <table:table-cell table:number-columns-repeated="6"/>
        </table:table-row>
        <table:table-row table:style-name="ro3">
          <table:table-cell table:number-columns-repeated="3"/>
          <table:table-cell>
            <draw:control table:end-cell-address="Sheet1.E5" table:end-x="2.26cm" table:end-y="0.412cm" draw:z-index="2" draw:text-style-name="P1" svg:width="4.516cm" svg:height="0.881cm" svg:x="0.003cm" svg:y="0.435cm" draw:control="control3"/>
          </table:table-cell>
          <table:table-cell table:number-columns-repeated="7"/>
        </table:table-row>
        <table:table-row table:style-name="ro3">
          <table:table-cell/>
          <table:table-cell office:value-type="string">
            <text:p>Фамилия заказчика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>
            <draw:control table:end-cell-address="Sheet1.G8" table:end-x="3.012cm" table:end-y="0.42cm" draw:z-index="3" draw:text-style-name="P1" svg:width="10.566cm" svg:height="0.881cm" svg:x="0.003cm" svg:y="0.442cm" draw:control="control4"/>
          </table:table-cell>
          <table:table-cell table:number-columns-repeated="7"/>
        </table:table-row>
        <table:table-row table:style-name="ro3">
          <table:table-cell/>
          <table:table-cell office:value-type="string">
            <text:p>Адрес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>
            <draw:control table:end-cell-address="Sheet1.E10" table:end-x="0.17cm" table:end-y="0.424cm" draw:z-index="4" draw:text-style-name="P1" svg:width="2.482cm" svg:height="0.454cm" svg:x="2.205cm" svg:y="0.422cm" draw:control="control5"/>
          </table:table-cell>
          <table:table-cell table:number-columns-repeated="8"/>
        </table:table-row>
        <table:table-row table:style-name="ro3">
          <table:table-cell/>
          <table:table-cell office:value-type="string">
            <text:p>Телефон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table:number-columns-spanned="3" table:number-rows-spanned="1">
            <text:p>Ваш выбор</text:p>
          </table:table-cell>
          <table:covered-table-cell table:number-columns-repeated="2"/>
          <table:table-cell table:number-columns-repeated="2"/>
          <table:table-cell table:style-name="ce7" office:value-type="string">
            <text:p>Количество</text:p>
          </table:table-cell>
          <table:table-cell table:style-name="ce7"/>
          <table:table-cell table:style-name="ce7" office:value-type="string">
            <text:p>Цена</text:p>
          </table:table-cell>
          <table:table-cell table:number-columns-repeated="3"/>
        </table:table-row>
        <table:table-row table:style-name="ro3">
          <table:table-cell table:number-columns-repeated="3"/>
          <table:table-cell>
            <draw:control table:end-cell-address="Sheet1.F18" table:end-x="0.377cm" table:end-y="0.207cm" draw:z-index="7" draw:style-name="gr1" draw:text-style-name="P2" svg:width="4.461cm" svg:height="0.749cm" svg:x="0.433cm" svg:y="0.361cm" draw:control="control8"/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>
            <draw:control table:end-cell-address="Sheet1.D19" table:end-x="0.029cm" table:end-y="0.425cm" draw:z-index="1" draw:text-style-name="P2" svg:width="7.887cm" svg:height="0.823cm" svg:x="0.084cm" svg:y="0.054cm" draw:control="control2"/>
          </table:table-cell>
          <table:table-cell table:number-columns-repeated="4"/>
          <table:table-cell table:style-name="ce8" table:number-columns-spanned="1" table:number-rows-spanned="2"/>
          <table:table-cell/>
          <table:table-cell table:number-columns-spanned="1" table:number-rows-spanned="2"/>
          <table:table-cell table:number-columns-repeated="3"/>
        </table:table-row>
        <table:table-row table:style-name="ro3">
          <table:table-cell table:number-columns-repeated="3"/>
          <table:table-cell>
            <draw:control table:end-cell-address="Sheet1.E21" table:end-x="2.137cm" table:end-y="0.298cm" draw:z-index="5" draw:style-name="gr1" draw:text-style-name="P2" svg:width="3.986cm" svg:height="0.936cm" svg:x="0.41cm" svg:y="0.265cm" draw:control="control6"/>
          </table:table-cell>
          <table:table-cell/>
          <table:covered-table-cell/>
          <table:table-cell/>
          <table:covered-table-cell/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5">
          <table:table-cell table:style-name="ce3" table:number-columns-repeated="11"/>
        </table:table-row>
        <table:table-row table:style-name="ro6">
          <table:table-cell table:style-name="ce4" table:number-columns-repeated="11"/>
        </table:table-row>
        <table:table-row table:style-name="ro3">
          <table:table-cell table:style-name="ce4" table:number-columns-repeated="11"/>
        </table:table-row>
        <table:table-row table:style-name="ro3">
          <table:table-cell table:number-columns-repeated="2"/>
          <table:table-cell>
            <draw:control table:end-cell-address="Sheet1.E30" table:end-x="1.143cm" table:end-y="0.178cm" draw:z-index="0" draw:style-name="gr2" draw:text-style-name="P2" svg:width="5.185cm" svg:height="0.93cm" svg:x="0.475cm" svg:y="0.151cm" draw:control="control1"/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number-columns-repeated="2"/>
          <table:table-cell table:style-name="ce6" office:value-type="string" table:number-columns-spanned="4" table:number-rows-spanned="2">
            <text:p>ИТОГО СУММА ЗАКАЗА</text:p>
          </table:table-cell>
          <table:covered-table-cell table:number-columns-repeated="3"/>
          <table:table-cell/>
          <table:table-cell table:number-columns-spanned="1" table:number-rows-spanned="2"/>
          <table:table-cell table:number-columns-repeated="3"/>
        </table:table-row>
        <table:table-row table:style-name="ro3">
          <table:table-cell table:number-columns-repeated="2"/>
          <table:covered-table-cell table:number-columns-repeated="4"/>
          <table:table-cell/>
          <table:covered-table-cell/>
          <table:table-cell table:number-columns-repeated="3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3"/>
          <table:table-cell>
            <draw:control table:end-cell-address="Sheet1.E37" table:end-x="2.205cm" table:end-y="0.363cm" draw:z-index="6" draw:text-style-name="P3" svg:width="4.405cm" svg:height="0.775cm" svg:x="0.059cm" svg:y="0.04cm" draw:control="control7"/>
          </table:table-cell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9"/>
        <table:table-column table:style-name="co7" table:default-cell-style-name="ce10"/>
        <table:table-column table:style-name="co1" table:number-columns-repeated="5" table:default-cell-style-name="Default"/>
        <table:table-row table:style-name="ro3">
          <table:table-cell table:style-name="ce8" office:value-type="string" table:number-columns-spanned="3" table:number-rows-spanned="1">
            <text:p>Наименование продукции</text:p>
          </table:table-cell>
          <table:covered-table-cell table:number-columns-repeated="2" table:style-name="Default"/>
          <table:table-cell table:number-columns-repeated="3"/>
          <table:table-cell table:style-name="ce1" office:value-type="boolean" office:boolean-value="true">
            <text:p>ИСТИНА</text:p>
          </table:table-cell>
          <table:table-cell table:style-name="ce1" office:value-type="boolean" office:boolean-value="false">
            <text:p>ЛОЖЬ</text:p>
          </table:table-cell>
        </table:table-row>
        <table:table-row table:style-name="ro3">
          <table:table-cell office:value-type="string">
            <text:p>№</text:p>
          </table:table-cell>
          <table:table-cell table:style-name="Default" office:value-type="string">
            <text:p>Наименование</text:p>
          </table:table-cell>
          <table:table-cell table:style-name="Default" office:value-type="string">
            <text:p>Цена</text:p>
          </table:table-cell>
          <table:table-cell table:number-columns-repeated="4"/>
          <table:table-cell table:style-name="ce1" office:value-type="boolean" office:boolean-value="false">
            <text:p>ЛОЖЬ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Пицца с грибами</text:p>
          </table:table-cell>
          <table:table-cell office:value-type="currency" office:currency="RUB" office:value="120">
            <text:p>120,00 RUB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Пицца с ветчиной</text:p>
          </table:table-cell>
          <table:table-cell office:value-type="currency" office:currency="RUB" office:value="90">
            <text:p>90,00 RUB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Пицца с сыром</text:p>
          </table:table-cell>
          <table:table-cell office:value-type="currency" office:currency="RUB" office:value="110">
            <text:p>110,00 RUB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Пицца с анчоусом</text:p>
          </table:table-cell>
          <table:table-cell office:value-type="currency" office:currency="RUB" office:value="130">
            <text:p>130,00 RUB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Пицца с курицей</text:p>
          </table:table-cell>
          <table:table-cell office:value-type="currency" office:currency="RUB" office:value="150">
            <text:p>150,00 RUB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Пицца с салями</text:p>
          </table:table-cell>
          <table:table-cell office:value-type="currency" office:currency="RUB" office:value="100">
            <text:p>100,00 RUB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>RUB</number:currency-symbol>
    </number:currency-style>
    <number:currency-style style:name="N8108P0" style:volatile="true" number:language="ru" number:country="RU">
      <number:number number:decimal-places="2" number:min-integer-digits="1" number:grouping="true"/>
      <number:currency-symbol number:language="ru" number:country="RU">руб.</number:currency-symbol>
    </number:currency-style>
    <number:currency-style style:name="N8108" number:language="ru" number:country="RU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8108P0"/>
    </number:currency-style>
    <number:currency-style style:name="N8110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1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17.04.2017</text:date>, <text:time>20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27S</meta:editing-duration>
    <meta:editing-cycles>9</meta:editing-cycles>
    <meta:generator>OpenOffice/4.1.3$Win32 OpenOffice.org_project/413m1$Build-9783</meta:generator>
    <dc:date>2017-04-17T20:54:39.71</dc:date>
    <dc:creator>Alex Lasher</dc:creator>
    <meta:document-statistic meta:table-count="3" meta:cell-count="34" meta:object-count="8"/>
    <meta:user-defined meta:name="Info 1"/>
    <meta:user-defined meta:name="Info 2"/>
    <meta:user-defined meta:name="Info 3"/>
    <meta:user-defined meta:name="Info 4"/>
  </office:meta>
</office:document-meta>
</file>

<file path=Basic/Standard/MyModule.xml><?xml version="1.0" encoding="utf-8"?>
<!DOCTYPE module  PUBLIC '-//OpenOffice.org//DTD OfficeDocument 1.0//EN'  'module.dtd'>
<script:module xmlns:script="http://openoffice.org/2000/script" script:name="MyModule" script:language="StarBasic">REM  *****  BASIC  *****

Sub Main
dim cell_val
cell_val = ThisComponent.Sheets(0).getCellByPosition(0,0).value
If cell_val=True Then
msgbox "ВКЛ"
msgbox cell_val
Else
msgbox "ВЫКЛ"
msgbox cell_val
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